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Objetos en JavaScript**<text:line-break/><text:line-break/>En JavaScript, casi todo es un objeto: desde los arreglos hasta las funciones, pasando por las expresiones regulares, y, por supuesto, los objetos propiamente dichos. Enfocándonos específicamente en los objetos, aquí hay una guía detallada sobre ellos:<text:line-break/><text:line-break/>### 1. Creación de Objetos:<text:line-break/><text:line-break/>#### Literal de objeto:<text:line-break/>```javascript<text:line-break/>const person = {<text:line-break/> <text:s text:c="3"/>firstName: 'John',<text:line-break/> <text:s text:c="3"/>lastName: 'Doe',<text:line-break/> <text:s text:c="3"/>age: 30<text:line-break/>};<text:line-break/>```<text:line-break/><text:line-break/>#### Usando el constructor Object:<text:line-break/>```javascript<text:line-break/>const person = new Object();<text:line-break/>person.firstName = 'John';<text:line-break/>person.lastName = 'Doe';<text:line-break/>person.age = 30;<text:line-break/>```<text:line-break/><text:line-break/>#### Usando una función constructora:<text:line-break/>```javascript<text:line-break/>function Person(first, last, age) {<text:line-break/> <text:s text:c="3"/>this.firstName = first;<text:line-break/> <text:s text:c="3"/>this.lastName = last;<text:line-break/> <text:s text:c="3"/>this.age = age;<text:line-break/>}<text:line-break/><text:line-break/>const johnDoe = new Person('John', 'Doe', 30);<text:line-break/>```<text:line-break/><text:line-break/>### 2. Propiedades y Métodos:<text:line-break/><text:line-break/>Las propiedades son valores asociados con un objeto, mientras que un método es una función asociada con un objeto.<text:line-break/><text:line-break/>```javascript<text:line-break/>const person = {<text:line-break/> <text:s text:c="3"/>firstName: 'John',<text:line-break/> <text:s text:c="3"/>lastName: 'Doe',<text:line-break/> <text:s text:c="3"/>age: 30,<text:line-break/> <text:s text:c="3"/>getFullName: function() {<text:line-break/> <text:s text:c="7"/>return `${this.firstName} ${this.lastName}`;<text:line-break/> <text:s text:c="3"/>}<text:line-break/>};<text:line-break/><text:line-break/>console.log(person.getFullName()); // John Doe<text:line-break/><text:soft-page-break/>```<text:line-break/><text:line-break/>### 3. Acceso a Propiedades y Métodos:<text:line-break/><text:line-break/>Se puede acceder usando la notación de punto o la notación de corchetes:<text:line-break/><text:line-break/>```javascript<text:line-break/>person.firstName; <text:s text:c="6"/>// John<text:line-break/>person['lastName']; <text:s text:c="4"/>// Doe<text:line-break/>person.getFullName(); <text:s text:c="2"/>// John Doe<text:line-break/>```<text:line-break/><text:line-break/>### 4. `this` en Objetos:<text:line-break/><text:line-break/>La palabra clave `this` se refiere al objeto que invoca la función (donde se usa). Si se usa `this` dentro de un método de un objeto, se referirá al objeto:<text:line-break/><text:line-break/>```javascript<text:line-break/>const person = {<text:line-break/> <text:s text:c="3"/>firstName: 'John',<text:line-break/> <text:s text:c="3"/>lastName: 'Doe',<text:line-break/> <text:s text:c="3"/>display: function() {<text:line-break/> <text:s text:c="7"/>console.log(this); <text:s/>// Referencia al objeto person<text:line-break/> <text:s text:c="3"/>}<text:line-break/>};<text:line-break/>person.display(); // {firstName: "John", lastName: "Doe", display: ƒ}<text:line-break/>```<text:line-break/><text:line-break/>### 5. Prototipos y Herencia:<text:line-break/><text:line-break/>En JS, cada objeto tiene un prototipo, y ese prototipo tiene su propio prototipo, y así sucesivamente, formando lo que se llama la cadena de prototipos.<text:line-break/><text:line-break/>#### Herencia:<text:line-break/><text:line-break/>A través de los prototipos, es posible que un objeto herede propiedades y métodos de otro. La función constructora tiene una propiedad `prototype` que se utiliza para añadir propiedades y métodos que serán heredados por objetos creados a través de esa función.<text:line-break/><text:line-break/>```javascript<text:line-break/>function Person(firstName, lastName) {<text:line-break/> <text:s text:c="3"/>this.firstName = firstName;<text:line-break/> <text:s text:c="3"/>this.lastName = lastName;<text:line-break/>}<text:line-break/><text:line-break/>Person.prototype.getFullName = function() {<text:line-break/> <text:s text:c="3"/>return `${this.firstName} ${this.lastName}`;<text:line-break/>}<text:line-break/><text:line-break/>const john = new Person('John', 'Doe');<text:line-break/>console.log(john.getFullName()); <text:s/>// John Doe<text:line-break/>```<text:line-break/><text:soft-page-break/><text:line-break/>### 6. ES6 y más allá:<text:line-break/><text:line-break/>Con la introducción de ES6 (ECMAScript 2015), JavaScript introdujo la sintaxis `class` para la creación de objetos, que es más clara y similar a la de otros lenguajes de programación:<text:line-break/><text:line-break/>```javascript<text:line-break/>class Person {<text:line-break/> <text:s text:c="3"/>constructor(firstName, lastName) {<text:line-break/> <text:s text:c="7"/>this.firstName = firstName;<text:line-break/> <text:s text:c="7"/>this.lastName = lastName;<text:line-break/> <text:s text:c="3"/>}<text:line-break/><text:line-break/> <text:s text:c="3"/>getFullName() {<text:line-break/> <text:s text:c="7"/>return `${this.firstName} ${this.lastName}`;<text:line-break/> <text:s text:c="3"/>}<text:line-break/>}<text:line-break/><text:line-break/>const john = new Person('John', 'Doe');<text:line-break/>console.log(john.getFullName()); <text:s/>// John Doe<text:line-break/>```<text:line-break/><text:line-break/>Estos son los conceptos fundamentales de los objetos en JavaScript. Los objetos son esenciales en JavaScript y forman la base de la programación orientada a objetos (POO) en el lenguaje. A medida que avances en tu aprendizaje, descubrirás patrones de diseño y técnicas más avanzadas relacionadas con los objetos y la POO en JavaScrip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3:35:17.709000000</meta:creation-date>
    <dc:date>2023-10-23T13:36:09.420000000</dc:date>
    <meta:editing-duration>PT52S</meta:editing-duration>
    <meta:editing-cycles>1</meta:editing-cycles>
    <meta:document-statistic meta:table-count="0" meta:image-count="0" meta:object-count="0" meta:page-count="3" meta:paragraph-count="1" meta:word-count="484" meta:character-count="3469" meta:non-whitespace-character-count="2814"/>
    <meta:generator>LibreOffice/7.4.6.2$Windows_X86_64 LibreOffice_project/5b1f5509c2decdade7fda905e3e1429a67acd63d</meta:generator>
  </office:meta>
</office:document-meta>
</file>